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  <style:font-face style:name="Inter" svg:font-family="Int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Inter" style:font-name-asian="Inter" style:font-name-complex="Inter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Inter" style:font-name-asian="Inter" style:font-name-complex="Inter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9.36625cm"/>
    </style:style>
    <style:style style:name="co2" style:family="table-column">
      <style:table-column-properties fo:break-before="auto" style:column-width="6.323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Designation</text:p>
          </table:table-cell>
          <table:table-cell office:value-type="string" table:style-name="ce3">
            <text:p>Categorie</text:p>
          </table:table-cell>
          <table:table-cell office:value-type="string" table:style-name="ce3">
            <text:p>Quantite</text:p>
          </table:table-cell>
          <table:table-cell office:value-type="string" table:style-name="ce6">
            <text:p>Unite</text:p>
          </table:table-cell>
          <table:table-cell office:value-type="string" table:style-name="ce6">
            <text:p>Seuil_M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BLANC <text:s text:c="2"/>38/60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35/650 mm</text:p>
          </table:table-cell>
          <table:table-cell office:value-type="string" table:style-name="ce5">
            <text:p>Film</text:p>
          </table:table-cell>
          <table:table-cell office:value-type="float" office:value="240.8" table:style-name="ce8">
            <text:p>240,8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104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100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15/123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BLANC <text:s text:c="2"/>38/127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BLANC <text:s/>38/825 mm</text:p>
          </table:table-cell>
          <table:table-cell office:value-type="string" table:style-name="ce5">
            <text:p>Film</text:p>
          </table:table-cell>
          <table:table-cell office:value-type="float" office:value="364.6" table:style-name="ce8">
            <text:p>364,6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30/123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30/1040 mm</text:p>
          </table:table-cell>
          <table:table-cell office:value-type="string" table:style-name="ce5">
            <text:p>Film</text:p>
          </table:table-cell>
          <table:table-cell office:value-type="float" office:value="1480.6999999999998" table:style-name="ce8">
            <text:p>1480,7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PP <text:s/>GULF PACK <text:s/>transparent <text:s/>35/104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PP <text:s/>GULF PACK <text:s/>transparent <text:s/>30/104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PP <text:s/>GULF PACK <text:s/>transparent <text:s/>35/123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PP <text:s/>GULF PACK <text:s/>transparent <text:s/>30/123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ESTER FILM TECH 12/1070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ESTER FILM TECH 12/1015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ESTER FILM TECH 12/980 mm</text:p>
          </table:table-cell>
          <table:table-cell office:value-type="string" table:style-name="ce5">
            <text:p>Film</text:p>
          </table:table-cell>
          <table:table-cell office:value-type="float" office:value="138" table:style-name="ce8">
            <text:p>138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ESTER FILM TECH 12/86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ESTER FILM TECH 12/77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ESTER FILM METALISE 12/1200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UMINIUME 12350 0,008MM-1070-152,4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UMINIUME 12350 0,008MM-1015-152,4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UMINIUME 12350 0,008MM-920-152,4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UMINIUME 12350 0,008MM-860-152,4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UMINIUME 12350 0,008MM-770-152,4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COUCHE 1 FACE ROXEL <text:s/>90/ 730</text:p>
          </table:table-cell>
          <table:table-cell office:value-type="string" table:style-name="ce5">
            <text:p>Papier Couche</text:p>
          </table:table-cell>
          <table:table-cell office:value-type="float" office:value="6312" table:style-name="ce8">
            <text:p>6312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COUCHE 1 FACE ROXEL <text:s/>90/ 840</text:p>
          </table:table-cell>
          <table:table-cell office:value-type="string" table:style-name="ce5">
            <text:p>Papier Couch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COUCHE 1 FACE ROXEL <text:s/>90/ 1090</text:p>
          </table:table-cell>
          <table:table-cell office:value-type="string" table:style-name="ce5">
            <text:p>Papier Couche</text:p>
          </table:table-cell>
          <table:table-cell office:value-type="float" office:value="4308" table:style-name="ce8">
            <text:p>4308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METALISE 20/123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123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APIER STARKRAFT <text:s/>75G / 730 mm</text:p>
          </table:table-cell>
          <table:table-cell office:value-type="string" table:style-name="ce5">
            <text:p>Papier Kraft</text:p>
          </table:table-cell>
          <table:table-cell office:value-type="float" office:value="9210" table:style-name="ce8">
            <text:p>921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APIER STARKRAFT <text:s/>75G / 1090 mm</text:p>
          </table:table-cell>
          <table:table-cell office:value-type="string" table:style-name="ce5">
            <text:p>Papier Kraft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NEXCOAT SMART 90 GR/420 mm KOEHLER</text:p>
          </table:table-cell>
          <table:table-cell office:value-type="string" table:style-name="ce5">
            <text:p>Papier Kraft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800 MM <text:s text:c="6"/>JENDAL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KRAFT BLANCHI 75G/1100mm</text:p>
          </table:table-cell>
          <table:table-cell office:value-type="string" table:style-name="ce5">
            <text:p>Papier Kraft</text:p>
          </table:table-cell>
          <table:table-cell office:value-type="float" office:value="1476" table:style-name="ce8">
            <text:p>1476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KRAFT BLANCHI 80G/1100mm</text:p>
          </table:table-cell>
          <table:table-cell office:value-type="string" table:style-name="ce5">
            <text:p>Papier Kraft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MONDI <text:s/>80G/730</text:p>
          </table:table-cell>
          <table:table-cell office:value-type="string" table:style-name="ce5">
            <text:p>Papier Kraft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<text:s text:c="2"/>UPM UNIQUE PACK 90G/730</text:p>
          </table:table-cell>
          <table:table-cell office:value-type="string" table:style-name="ce5">
            <text:p>Papier Kraft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DPE FILM AGRICOLE QAPCO 0,3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DPE FILM AVEC AGENT QAPCO 2,4</text:p>
          </table:table-cell>
          <table:table-cell office:value-type="string" table:style-name="ce5">
            <text:p>Film</text:p>
          </table:table-cell>
          <table:table-cell office:value-type="float" office:value="750" table:style-name="ce8">
            <text:p>75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DPE FILM AVEC AGENT SABIC 2</text:p>
          </table:table-cell>
          <table:table-cell office:value-type="string" table:style-name="ce5">
            <text:p>Film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LDPE <text:s/>SANS <text:s/>AGENT LOTRENE 1 <text:s text:c="9"/>Q 1018 N</text:p>
          </table:table-cell>
          <table:table-cell office:value-type="string" table:style-name="ce5">
            <text:p>Film</text:p>
          </table:table-cell>
          <table:table-cell office:value-type="float" office:value="3150" table:style-name="ce8">
            <text:p>315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DPE FILM RETRACTABLE <text:s/>TASNEE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LDPE FILM METALLOCENE AVEC AGENT SABIC 1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LDPE FILM METALLOCENE SANS AGENT SABIC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2">
            <text:p>LLDPE SANS <text:s text:c="2"/>AGENT SABIC 1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ABIC HDPE</text:p>
          </table:table-cell>
          <table:table-cell office:value-type="string" table:style-name="ce5">
            <text:p>Film</text:p>
          </table:table-cell>
          <table:table-cell office:value-type="float" office:value="1025" table:style-name="ce8">
            <text:p>102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LDPE MLLH <text:s/>1918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LDPE MLLH <text:s/>1918 SB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<text:s/>VACCUM <text:s/>COFFEE <text:s/>80/1025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CCUM <text:s/>COFFEE <text:s/>30/125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<text:s/>60/108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100/1080</text:p>
          </table:table-cell>
          <table:table-cell office:value-type="string" table:style-name="ce5">
            <text:p>Film</text:p>
          </table:table-cell>
          <table:table-cell office:value-type="float" office:value="266.2" table:style-name="ce8">
            <text:p>266,2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<text:s/>50/125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<text:s/>80/93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Gomè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60/1025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<text:s/>BLANC <text:s/>25/90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80/87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80/78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90/125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70/125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100/87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<text:s/>100/78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METALISE AVIPACK 20/860<text:s/>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93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770 MM <text:s text:c="6"/>JENDAL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ETALISE <text:s/>25/120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TRANSPARENT AVIPACK 30/69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ISSE <text:s/>CARTON<text:s/></text:p>
          </table:table-cell>
          <table:table-cell office:value-type="string" table:style-name="ce5">
            <text:p>Film</text:p>
          </table:table-cell>
          <table:table-cell office:value-type="float" office:value="520" table:style-name="ce8">
            <text:p>5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PACK PRO <text:s/>ROXEL <text:s/>50G/ 83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 T VACCUM COFFEE <text:s/>60/93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OUBINE ADISIF HARD POUR <text:s text:c="2"/>FLEXO</text:p>
          </table:table-cell>
          <table:table-cell office:value-type="string" table:style-name="ce5">
            <text:p>Film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OUBINE ADISIF SOFT POUR <text:s text:c="3"/>FLEXO</text:p>
          </table:table-cell>
          <table:table-cell office:value-type="string" table:style-name="ce5">
            <text:p>Film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OUBINE ADISIF MEDIUM POUR FLEXO</text:p>
          </table:table-cell>
          <table:table-cell office:value-type="string" table:style-name="ce5">
            <text:p>Film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OSSE CLICHY CARRE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OSSE CLICHY LONG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NDRIN EN CARTON L 2100MM-EPAISSEUR9,8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ILM ETIRABLE</text:p>
          </table:table-cell>
          <table:table-cell office:value-type="string" table:style-name="ce5">
            <text:p>Film</text:p>
          </table:table-cell>
          <table:table-cell office:value-type="float" office:value="148" table:style-name="ce8">
            <text:p>148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DPE <text:s text:c="2"/>LDF7922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STARKRAFT 80 G/42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VIVA KRAFT <text:s/>90 G/31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IPLEX METALISE/54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TRANSPATANT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UPLEX METALISE /25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IPLEX METALISE/50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TRANSPARENT AVIPACK 20/112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TRANSPARENT AVIPACK 20/115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NDRIN EN PVC <text:s/>6ML <text:s text:c="2"/>EPAISSEUR 9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MATTE <text:s/>AVIPACK 20/96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TRANSPARENT AVIPACK 25/120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120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ETALISE <text:s/>20/1070mm</text:p>
          </table:table-cell>
          <table:table-cell office:value-type="string" table:style-name="ce5">
            <text:p>Film</text:p>
          </table:table-cell>
          <table:table-cell office:value-type="float" office:value="8815" table:style-name="ce8">
            <text:p>881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980 mm</text:p>
          </table:table-cell>
          <table:table-cell office:value-type="string" table:style-name="ce5">
            <text:p>Film</text:p>
          </table:table-cell>
          <table:table-cell office:value-type="float" office:value="8048.7000000000007" table:style-name="ce8">
            <text:p>8048,7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ATTE <text:s/>20/1070mm</text:p>
          </table:table-cell>
          <table:table-cell office:value-type="string" table:style-name="ce5">
            <text:p>Film</text:p>
          </table:table-cell>
          <table:table-cell office:value-type="float" office:value="8329.6" table:style-name="ce8">
            <text:p>8329,6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890mm</text:p>
          </table:table-cell>
          <table:table-cell office:value-type="string" table:style-name="ce5">
            <text:p>Film</text:p>
          </table:table-cell>
          <table:table-cell office:value-type="float" office:value="5142.4999999999991" table:style-name="ce8">
            <text:p>5142,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71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ETALISE <text:s/>20/980mm</text:p>
          </table:table-cell>
          <table:table-cell office:value-type="string" table:style-name="ce5">
            <text:p>Film</text:p>
          </table:table-cell>
          <table:table-cell office:value-type="float" office:value="1947.85" table:style-name="ce8">
            <text:p>1947,8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ETALISE <text:s/>20/890mm</text:p>
          </table:table-cell>
          <table:table-cell office:value-type="string" table:style-name="ce5">
            <text:p>Film</text:p>
          </table:table-cell>
          <table:table-cell office:value-type="float" office:value="6765.3500000000013" table:style-name="ce8">
            <text:p>6765,3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ETALISE <text:s/>20/710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DPE FILM AVEC AGENT SABIC 2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METALISE <text:s/>AVIPACK 20/1175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DPE FILM RETRACTABLE SABIC <text:s/>0,75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TI <text:s text:c="2"/>transparent <text:s/>30/1000 mm</text:p>
          </table:table-cell>
          <table:table-cell office:value-type="string" table:style-name="ce5">
            <text:p>Film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TI <text:s/>METALISE <text:s/>20/1200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METALISE <text:s/>AVIPACK 20/120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TRANSPARENT AVIPACK 25/100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TRANSPARENT AVIPACK 35/100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DPE FILM RETRACTABLE QAPCO <text:s/>FE 8000</text:p>
          </table:table-cell>
          <table:table-cell office:value-type="string" table:style-name="ce5">
            <text:p>Film</text:p>
          </table:table-cell>
          <table:table-cell office:value-type="float" office:value="9775" table:style-name="ce8">
            <text:p>977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810 mm</text:p>
          </table:table-cell>
          <table:table-cell office:value-type="string" table:style-name="ce5">
            <text:p>Film</text:p>
          </table:table-cell>
          <table:table-cell office:value-type="float" office:value="300.7" table:style-name="ce8">
            <text:p>300,7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ETALISE <text:s/>20/810mm</text:p>
          </table:table-cell>
          <table:table-cell office:value-type="string" table:style-name="ce5">
            <text:p>Film</text:p>
          </table:table-cell>
          <table:table-cell office:value-type="float" office:value="342.17" table:style-name="ce8">
            <text:p>342,17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1100 mm</text:p>
          </table:table-cell>
          <table:table-cell office:value-type="string" table:style-name="ce5">
            <text:p>Film</text:p>
          </table:table-cell>
          <table:table-cell office:value-type="float" office:value="3955.8" table:style-name="ce8">
            <text:p>3955,8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ETALISE <text:s/>20/1100 mm</text:p>
          </table:table-cell>
          <table:table-cell office:value-type="string" table:style-name="ce5">
            <text:p>Film</text:p>
          </table:table-cell>
          <table:table-cell office:value-type="float" office:value="3343.7" table:style-name="ce8">
            <text:p>3343,7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680 mm</text:p>
          </table:table-cell>
          <table:table-cell office:value-type="string" table:style-name="ce5">
            <text:p>Film</text:p>
          </table:table-cell>
          <table:table-cell office:value-type="float" office:value="252.6" table:style-name="ce8">
            <text:p>252,6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ETALISE <text:s/>20/680mm</text:p>
          </table:table-cell>
          <table:table-cell office:value-type="string" table:style-name="ce5">
            <text:p>Film</text:p>
          </table:table-cell>
          <table:table-cell office:value-type="float" office:value="7591.3599999999988" table:style-name="ce8">
            <text:p>7591,36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MATTE <text:s/>GULF PACK 20/780</text:p>
          </table:table-cell>
          <table:table-cell office:value-type="string" table:style-name="ce5">
            <text:p>Film</text:p>
          </table:table-cell>
          <table:table-cell office:value-type="float" office:value="19107.8" table:style-name="ce8">
            <text:p>19107,8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IER KRAFT MOSAICO 80G/420mm</text:p>
          </table:table-cell>
          <table:table-cell office:value-type="string" table:style-name="ce5">
            <text:p>Papier Kraft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30/1200 mm</text:p>
          </table:table-cell>
          <table:table-cell office:value-type="string" table:style-name="ce5">
            <text:p>Film</text:p>
          </table:table-cell>
          <table:table-cell office:value-type="float" office:value="4519.5" table:style-name="ce8">
            <text:p>4519,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ETALISE <text:s/>20/1200 mm</text:p>
          </table:table-cell>
          <table:table-cell office:value-type="string" table:style-name="ce5">
            <text:p>Film</text:p>
          </table:table-cell>
          <table:table-cell office:value-type="float" office:value="3254.6000000000004" table:style-name="ce8">
            <text:p>3254,6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METALISE <text:s/>20/780mm</text:p>
          </table:table-cell>
          <table:table-cell office:value-type="string" table:style-name="ce5">
            <text:p>Film</text:p>
          </table:table-cell>
          <table:table-cell office:value-type="float" office:value="16513.739999999998" table:style-name="ce8">
            <text:p>16513,74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MATTE <text:s/>GULF PACK 20/680</text:p>
          </table:table-cell>
          <table:table-cell office:value-type="string" table:style-name="ce5">
            <text:p>Film</text:p>
          </table:table-cell>
          <table:table-cell office:value-type="float" office:value="6994.6999999999989" table:style-name="ce8">
            <text:p>6994,7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ESTER FILM TECH 12/930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ESTER FILM TECH 12/890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ESTER FILM TECH 12/800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BIAXIAL FILM <text:s/>transparent <text:s/>30/1000 mm</text:p>
          </table:table-cell>
          <table:table-cell office:value-type="string" table:style-name="ce5">
            <text:p>Film</text:p>
          </table:table-cell>
          <table:table-cell office:value-type="float" office:value="325" table:style-name="ce8">
            <text:p>32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UMINIUME 12350 0,008MM-930-152,4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UMINIUME 12350 0,008MM-890-152,4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UMINIUME 12350 0,008MM-800-152,4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DPE FILM AVEC AGENT QAPCO FO <text:s/>0474</text:p>
          </table:table-cell>
          <table:table-cell office:value-type="string" table:style-name="ce5">
            <text:p>Film</text:p>
          </table:table-cell>
          <table:table-cell office:value-type="float" office:value="3225" table:style-name="ce8">
            <text:p>322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BLANC <text:s/>GULF PACK 38/82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BLANC <text:s/>GULF PACK 30/115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BLANC GULF PACK 30/111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BLANC GULF PACK 30/1020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115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1110 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P <text:s/>GULF PACK <text:s/>transparent <text:s/>20/1020mm</text:p>
          </table:table-cell>
          <table:table-cell office:value-type="string" table:style-name="ce5">
            <text:p>Fi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CETATE D'ETHYLE</text:p>
          </table:table-cell>
          <table:table-cell office:value-type="string" table:style-name="ce5">
            <text:p>Solvant</text:p>
          </table:table-cell>
          <table:table-cell office:value-type="float" office:value="18000" table:style-name="ce8">
            <text:p>180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LE 654-20-4000</text:p>
          </table:table-cell>
          <table:table-cell office:value-type="string" table:style-name="ce5">
            <text:p>Colle</text:p>
          </table:table-cell>
          <table:table-cell office:value-type="float" office:value="10000" table:style-name="ce8">
            <text:p>100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LE 654-20-2300</text:p>
          </table:table-cell>
          <table:table-cell office:value-type="string" table:style-name="ce5">
            <text:p>Colle</text:p>
          </table:table-cell>
          <table:table-cell office:value-type="float" office:value="4000" table:style-name="ce8">
            <text:p>40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LE NOVA CA 308</text:p>
          </table:table-cell>
          <table:table-cell office:value-type="string" table:style-name="ce5">
            <text:p>Coll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LE NOVA CA324</text:p>
          </table:table-cell>
          <table:table-cell office:value-type="string" table:style-name="ce5">
            <text:p>Coll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LE NOVA CA270 A</text:p>
          </table:table-cell>
          <table:table-cell office:value-type="string" table:style-name="ce5">
            <text:p>Colle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LE NOVA SF 707 A</text:p>
          </table:table-cell>
          <table:table-cell office:value-type="string" table:style-name="ce5">
            <text:p>Coll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LE NOVA SF 716 A</text:p>
          </table:table-cell>
          <table:table-cell office:value-type="string" table:style-name="ce5">
            <text:p>Colle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LE NOVA COTE CA12</text:p>
          </table:table-cell>
          <table:table-cell office:value-type="string" table:style-name="ce5">
            <text:p>Colle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ORANGE P-021 GP</text:p>
          </table:table-cell>
          <table:table-cell office:value-type="string" table:style-name="ce8">
            <text:p>Ecn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NOIR EVO STD</text:p>
          </table:table-cell>
          <table:table-cell office:value-type="string" table:style-name="ce8">
            <text:p>Ecn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<text:s/>ROUGE P-485</text:p>
          </table:table-cell>
          <table:table-cell office:value-type="string" table:style-name="ce8">
            <text:p>Ecnre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BLEU <text:s/>REFLEX <text:s/>HP</text:p>
          </table:table-cell>
          <table:table-cell office:value-type="string" table:style-name="ce8">
            <text:p>Ecnre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HDLX <text:s/>MAGENTA HP <text:s text:c="13"/>HYDROLUX</text:p>
          </table:table-cell>
          <table:table-cell office:value-type="string" table:style-name="ce8">
            <text:p>Ecnre</text:p>
          </table:table-cell>
          <table:table-cell office:value-type="float" office:value="60" table:style-name="ce8">
            <text:p>6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HDLX <text:s/>JAUNE HP <text:s text:c="21"/>HYDROLUX</text:p>
          </table:table-cell>
          <table:table-cell office:value-type="string" table:style-name="ce8">
            <text:p>Ecnre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HDLX NOIR <text:s/>HP <text:s text:c="23"/>HYDROLUX</text:p>
          </table:table-cell>
          <table:table-cell office:value-type="string" table:style-name="ce8">
            <text:p>Ecnre</text:p>
          </table:table-cell>
          <table:table-cell office:value-type="float" office:value="60" table:style-name="ce8">
            <text:p>6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HDLX <text:s/>VERT P-357 <text:s text:c="18"/>HYDROLUX</text:p>
          </table:table-cell>
          <table:table-cell office:value-type="string" table:style-name="ce8">
            <text:p>Ecnre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HDLX <text:s/>VERT P-7731-HP <text:s text:c="8"/>HYDROLUX</text:p>
          </table:table-cell>
          <table:table-cell office:value-type="string" table:style-name="ce8">
            <text:p>Ecnre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C -VERNISH <text:s/>-JPR1</text:p>
          </table:table-cell>
          <table:table-cell office:value-type="string" table:style-name="ce8">
            <text:p>Ecn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LIPRO VAP <text:s/>RED JPR1</text:p>
          </table:table-cell>
          <table:table-cell office:value-type="string" table:style-name="ce8">
            <text:p>Ecn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LIPRO VAP <text:s/>YELLOW JPR1</text:p>
          </table:table-cell>
          <table:table-cell office:value-type="string" table:style-name="ce8">
            <text:p>Ecn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LIPRO VAP <text:s/>CYAN JPR1</text:p>
          </table:table-cell>
          <table:table-cell office:value-type="string" table:style-name="ce8">
            <text:p>Ecnre</text:p>
          </table:table-cell>
          <table:table-cell office:value-type="float" office:value="1252" table:style-name="ce8">
            <text:p>1252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NOIR<text:s/></text:p>
          </table:table-cell>
          <table:table-cell office:value-type="string" table:style-name="ce8">
            <text:p>Ecn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YAN QUADRI</text:p>
          </table:table-cell>
          <table:table-cell office:value-type="string" table:style-name="ce8">
            <text:p>Ecn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<text:s text:c="2"/>MAGENTA QUADRI</text:p>
          </table:table-cell>
          <table:table-cell office:value-type="string" table:style-name="ce8">
            <text:p>Ecn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THOXY PROPANOL</text:p>
          </table:table-cell>
          <table:table-cell office:value-type="string" table:style-name="ce8">
            <text:p>Solvant</text:p>
          </table:table-cell>
          <table:table-cell office:value-type="float" office:value="39008" table:style-name="ce8">
            <text:p>39008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LVANT MELANGE 20/80</text:p>
          </table:table-cell>
          <table:table-cell office:value-type="string" table:style-name="ce8">
            <text:p>Solvant</text:p>
          </table:table-cell>
          <table:table-cell office:value-type="float" office:value="33048" table:style-name="ce8">
            <text:p>33048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BDEV1293:TEST MULTI WHITE:LT30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DA600003-PC9 <text:s/>BLANC (FRANTAL)</text:p>
          </table:table-cell>
          <table:table-cell office:value-type="string" table:style-name="ce8">
            <text:p>Encre</text:p>
          </table:table-cell>
          <table:table-cell office:value-type="float" office:value="800" table:style-name="ce8">
            <text:p>8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ERNIS <text:s/>ANTISTATIQUE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<text:s text:c="2"/>JAUNE HP<text:s text:c="20"/>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BLEU <text:s/>P-7687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NKFC-ARGENT-P877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NKFC-OR-P871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LANC FR FX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OUGE SATPAC</text:p>
          </table:table-cell>
          <table:table-cell office:value-type="string" table:style-name="ce8">
            <text:p>Encre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ERT P-2270 CRISTALINE</text:p>
          </table:table-cell>
          <table:table-cell office:value-type="string" table:style-name="ce8">
            <text:p>Encre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ETA <text:s/>ADD ADHESION</text:p>
          </table:table-cell>
          <table:table-cell office:value-type="string" table:style-name="ce8">
            <text:p>Encre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ICHY CLENER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SAN-10001-SOLIPROP V AP WHITE:LT30</text:p>
          </table:table-cell>
          <table:table-cell office:value-type="string" table:style-name="ce8">
            <text:p>Encre</text:p>
          </table:table-cell>
          <table:table-cell office:value-type="float" office:value="18214" table:style-name="ce8">
            <text:p>18214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YSFS18145:VALLOLUBE LABEL LOCOF:LT30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SAU400043--SOLVAPRINT TF EP MAGENTA JPR1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SAU50103--SOLVAPRINT TF EP CYAN JPR1</text:p>
          </table:table-cell>
          <table:table-cell office:value-type="string" table:style-name="ce8">
            <text:p>Encre</text:p>
          </table:table-cell>
          <table:table-cell office:value-type="float" office:value="540" table:style-name="ce8">
            <text:p>54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SAU200019--SOLVAPRINT TF EP YELLOW JPR1</text:p>
          </table:table-cell>
          <table:table-cell office:value-type="string" table:style-name="ce8">
            <text:p>Encre</text:p>
          </table:table-cell>
          <table:table-cell office:value-type="float" office:value="720" table:style-name="ce8">
            <text:p>7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SAU900012-SOLVAPRINT TF EP BLACK JPR1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SAU50100-SOLVAPRINT TF EP <text:s/>B REF D JPR1</text:p>
          </table:table-cell>
          <table:table-cell office:value-type="string" table:style-name="ce8">
            <text:p>Encre</text:p>
          </table:table-cell>
          <table:table-cell office:value-type="float" office:value="1556" table:style-name="ce8">
            <text:p>1556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SAUM0027-SOLVAPRINT TF EP <text:s/>GOLD <text:s/>2S:FJE2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LEU CYAN STAPAC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LEU CYAN <text:s/>HP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XACOTE SF 301</text:p>
          </table:table-cell>
          <table:table-cell office:value-type="string" table:style-name="ce8">
            <text:p>Colle</text:p>
          </table:table-cell>
          <table:table-cell office:value-type="float" office:value="6160" table:style-name="ce8">
            <text:p>616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XACOTE CR320</text:p>
          </table:table-cell>
          <table:table-cell office:value-type="string" table:style-name="ce8">
            <text:p>Colle</text:p>
          </table:table-cell>
          <table:table-cell office:value-type="float" office:value="3520" table:style-name="ce8">
            <text:p>35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XACOTE SF390</text:p>
          </table:table-cell>
          <table:table-cell office:value-type="string" table:style-name="ce8">
            <text:p>Coll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XACOTE CR395</text:p>
          </table:table-cell>
          <table:table-cell office:value-type="string" table:style-name="ce8">
            <text:p>Coll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<text:s text:c="2"/>ROSE-P-RHODAMINE</text:p>
          </table:table-cell>
          <table:table-cell office:value-type="string" table:style-name="ce8">
            <text:p>Encre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NOIR <text:s/>QUADRI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ARGENT FR<text:s text:c="3"/><text:span text:style-name="T2"><text:s/>SOLIMAIL</text:span>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BLANC COLAM FX<text:s text:c="4"/>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BLANC COLAM PLUS FX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BLANC COLAM RG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LUTION DE NETOIAGE INOX <text:s/>SHARK</text:p>
          </table:table-cell>
          <table:table-cell office:value-type="string" table:style-name="ce8">
            <text:p>Encre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<text:s text:c="2"/>VIOLET C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MAGENTA QUADRI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NKFC-ORANGE-P0021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RE ARGENT HPSOLVAFRONT RG<text:s text:c="2"/><text:span text:style-name="T2">FRONTAL</text:span>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NKFC-JAUNE QUADRI Q0120-P0021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NKFC-NOIR QUADRI Q0990-INTENSE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ENCRE MAGENTA RG</text:p>
          </table:table-cell>
          <table:table-cell office:value-type="string" table:style-name="ce8">
            <text:p>Encre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BLEU CYAN <text:s/>HP RG</text:p>
          </table:table-cell>
          <table:table-cell office:value-type="string" table:style-name="ce8">
            <text:p>Encre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ink Hc ROUGE P032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ENCRE BLEU <text:s/>REFLEX <text:s/>RG</text:p>
          </table:table-cell>
          <table:table-cell office:value-type="string" table:style-name="ce8">
            <text:p>Encre</text:p>
          </table:table-cell>
          <table:table-cell office:value-type="float" office:value="40" table:style-name="ce8">
            <text:p>4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ENCRE <text:s text:c="2"/>VIOLET CRISTA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HSAU20003--SOLIPOP V AP YELLOW JPN1</text:p>
          </table:table-cell>
          <table:table-cell office:value-type="string" table:style-name="ce8">
            <text:p>Encre</text:p>
          </table:table-cell>
          <table:table-cell office:value-type="float" office:value="3780" table:style-name="ce8">
            <text:p>378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SOLIPRO VAP <text:s/>RED JPN1 (MAGENTA)</text:p>
          </table:table-cell>
          <table:table-cell office:value-type="string" table:style-name="ce8">
            <text:p>Encre</text:p>
          </table:table-cell>
          <table:table-cell office:value-type="float" office:value="1440" table:style-name="ce8">
            <text:p>144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HSAU900012-SOLVAPRINT TF EP NOIR QUADR JPN1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HAZT-M0031 SOLIMAX SILVER 2S:FJB7</text:p>
          </table:table-cell>
          <table:table-cell office:value-type="string" table:style-name="ce8">
            <text:p>Encre</text:p>
          </table:table-cell>
          <table:table-cell office:value-type="float" office:value="760" table:style-name="ce8">
            <text:p>76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HSAN90003-SOLIPROP V AP BLACK PB7-JPN1</text:p>
          </table:table-cell>
          <table:table-cell office:value-type="string" table:style-name="ce8">
            <text:p>Encre</text:p>
          </table:table-cell>
          <table:table-cell office:value-type="float" office:value="1440" table:style-name="ce8">
            <text:p>144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HSAU500053-SOLVAPRINT TF EP BLEU JPN1</text:p>
          </table:table-cell>
          <table:table-cell office:value-type="string" table:style-name="ce8">
            <text:p>Encre</text:p>
          </table:table-cell>
          <table:table-cell office:value-type="float" office:value="1796" table:style-name="ce8">
            <text:p>1796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HSAU40021-SOLVAPRINT TF EP RHODAMI JPN1</text:p>
          </table:table-cell>
          <table:table-cell office:value-type="string" table:style-name="ce8">
            <text:p>Encre</text:p>
          </table:table-cell>
          <table:table-cell office:value-type="float" office:value="1615" table:style-name="ce8">
            <text:p>161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NS-2033-SUNLAM SF ADH NS2033-JPS1</text:p>
          </table:table-cell>
          <table:table-cell office:value-type="string" table:style-name="ce8">
            <text:p>Encre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HA-376-SUNLAM SF HARD HS-376-JPS1</text:p>
          </table:table-cell>
          <table:table-cell office:value-type="string" table:style-name="ce8">
            <text:p>Encre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HSAU-00018-SOLVAPRINT TFEP P3 EXT JPN1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OR P-871 HP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COLE<text:s/><text:span text:style-name="T1">COLD SEAL ST 0205</text:span></text:p>
          </table:table-cell>
          <table:table-cell office:value-type="string" table:style-name="ce8">
            <text:p>Colle</text:p>
          </table:table-cell>
          <table:table-cell office:value-type="float" office:value="540" table:style-name="ce8">
            <text:p>54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INK FC GOLD KENZA T107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INK FC MARON KENZA T106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SOLVAPROP V WHT HCPER LAMINAZIONE</text:p>
          </table:table-cell>
          <table:table-cell office:value-type="string" table:style-name="ce8">
            <text:p>Encr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SUNLYS <text:s/>MAGENTA</text:p>
          </table:table-cell>
          <table:table-cell office:value-type="string" table:style-name="ce8">
            <text:p>Encre</text:p>
          </table:table-cell>
          <table:table-cell office:value-type="float" office:value="275" table:style-name="ce8">
            <text:p>27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SUNLYS CYAN</text:p>
          </table:table-cell>
          <table:table-cell office:value-type="string" table:style-name="ce8">
            <text:p>Encr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SUNLYS <text:s/>BLACK</text:p>
          </table:table-cell>
          <table:table-cell office:value-type="string" table:style-name="ce8">
            <text:p>Encre</text:p>
          </table:table-cell>
          <table:table-cell office:value-type="float" office:value="375" table:style-name="ce8">
            <text:p>37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SUNLYS VERNIS <text:s/>DALANGEMENT</text:p>
          </table:table-cell>
          <table:table-cell office:value-type="string" table:style-name="ce8">
            <text:p>Encre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SUNLYS <text:s/>YELLOW</text:p>
          </table:table-cell>
          <table:table-cell office:value-type="string" table:style-name="ce8">
            <text:p>Encr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SUNLYS <text:s/>VIOLER</text:p>
          </table:table-cell>
          <table:table-cell office:value-type="string" table:style-name="ce8">
            <text:p>Encre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SUNLYS <text:s/>ORANGE</text:p>
          </table:table-cell>
          <table:table-cell office:value-type="string" table:style-name="ce8">
            <text:p>Encre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Kg</text:p>
          </table:table-cell>
          <table:table-cell office:value-type="float" office:value="100" table:style-name="ce8">
            <text:p>100</text:p>
          </table:table-cell>
          <table:table-cell table:number-columns-repeated="16379"/>
        </table:table-row>
        <table:table-row table:number-rows-repeated="10483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  <style:font-face style:name="Inter" svg:font-family="Int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40P0">
      <number:text> </number:text>
      <number:number number:decimal-places="2" number:min-integer-digits="1" number:grouping="true"/>
      <number:text>   </number:text>
    </number:number-style>
    <number:number-style style:name="N40P1">
      <number:text>-</number:text>
      <number:number number:decimal-places="2" number:min-integer-digits="1" number:grouping="true"/>
      <number:text>   </number:text>
    </number:number-style>
    <number:number-style style:name="N40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integer-digits="1" number:grouping="true"/>
      <number:text>   </number:text>
    </number:number-style>
    <number:number-style style:name="N41P1">
      <number:text>-</number:text>
      <number:number number:decimal-places="2" number:min-integer-digits="1" number:grouping="true"/>
      <number:text>   </number:text>
    </number:number-style>
    <number:number-style style:name="N41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_50_0_160__37__32_-_32_Accent1_32_2" style:display-name="20 % - Accent1 2" style:family="table-cell" style:data-style-name="N0">
      <style:table-cell-properties fo:background-color="#CCCCFF"/>
      <style:text-properties fo:color="#000000"/>
    </style:style>
    <style:style style:name="_50_0_160__37__32_-_32_Accent2_32_2" style:display-name="20 % - Accent2 2" style:family="table-cell" style:data-style-name="N0">
      <style:table-cell-properties fo:background-color="#FF99CC"/>
      <style:text-properties fo:color="#000000"/>
    </style:style>
    <style:style style:name="_50_0_160__37__32_-_32_Accent3_32_2" style:display-name="20 % - Accent3 2" style:family="table-cell" style:data-style-name="N0">
      <style:table-cell-properties fo:background-color="#CCFFCC"/>
      <style:text-properties fo:color="#000000"/>
    </style:style>
    <style:style style:name="_50_0_160__37__32_-_32_Accent4_32_2" style:display-name="20 % - Accent4 2" style:family="table-cell" style:data-style-name="N0">
      <style:table-cell-properties fo:background-color="#CC99FF"/>
      <style:text-properties fo:color="#000000"/>
    </style:style>
    <style:style style:name="_50_0_160__37__32_-_32_Accent5_32_2" style:display-name="20 % - Accent5 2" style:family="table-cell" style:data-style-name="N0">
      <style:table-cell-properties fo:background-color="#CCFFFF"/>
      <style:text-properties fo:color="#000000"/>
    </style:style>
    <style:style style:name="_50_0_160__37__32_-_32_Accent6_32_2" style:display-name="20 % - Accent6 2" style:family="table-cell" style:data-style-name="N0">
      <style:table-cell-properties fo:background-color="#FFCC99"/>
      <style:text-properties fo:color="#000000"/>
    </style:style>
    <style:style style:name="_52_0_160__37__32_-_32_Accent1_32_2" style:display-name="40 % - Accent1 2" style:family="table-cell" style:data-style-name="N0">
      <style:table-cell-properties fo:background-color="#99CCFF"/>
      <style:text-properties fo:color="#000000"/>
    </style:style>
    <style:style style:name="_52_0_160__37__32_-_32_Accent2_32_2" style:display-name="40 % - Accent2 2" style:family="table-cell" style:data-style-name="N0">
      <style:table-cell-properties fo:background-color="#FF8080"/>
      <style:text-properties fo:color="#000000"/>
    </style:style>
    <style:style style:name="_52_0_160__37__32_-_32_Accent3_32_2" style:display-name="40 % - Accent3 2" style:family="table-cell" style:data-style-name="N0">
      <style:table-cell-properties fo:background-color="#00FF00"/>
      <style:text-properties fo:color="#000000"/>
    </style:style>
    <style:style style:name="_52_0_160__37__32_-_32_Accent4_32_2" style:display-name="40 % - Accent4 2" style:family="table-cell" style:data-style-name="N0">
      <style:table-cell-properties fo:background-color="#CC99FF"/>
      <style:text-properties fo:color="#000000"/>
    </style:style>
    <style:style style:name="_52_0_160__37__32_-_32_Accent5_32_2" style:display-name="40 % - Accent5 2" style:family="table-cell" style:data-style-name="N0">
      <style:table-cell-properties fo:background-color="#99CCFF"/>
      <style:text-properties fo:color="#000000"/>
    </style:style>
    <style:style style:name="_52_0_160__37__32_-_32_Accent6_32_2" style:display-name="40 % - Accent6 2" style:family="table-cell" style:data-style-name="N0">
      <style:table-cell-properties fo:background-color="#FFCC00"/>
      <style:text-properties fo:color="#000000"/>
    </style:style>
    <style:style style:name="_54_0_160__37__32_-_32_Accent1_32_2" style:display-name="60 % - Accent1 2" style:family="table-cell" style:data-style-name="N0">
      <style:table-cell-properties fo:background-color="#0066CC"/>
      <style:text-properties fo:color="#FFFFFF"/>
    </style:style>
    <style:style style:name="_54_0_160__37__32_-_32_Accent2_32_2" style:display-name="60 % - Accent2 2" style:family="table-cell" style:data-style-name="N0">
      <style:table-cell-properties fo:background-color="#FF8080"/>
      <style:text-properties fo:color="#FFFFFF"/>
    </style:style>
    <style:style style:name="_54_0_160__37__32_-_32_Accent3_32_2" style:display-name="60 % - Accent3 2" style:family="table-cell" style:data-style-name="N0">
      <style:table-cell-properties fo:background-color="#00FF00"/>
      <style:text-properties fo:color="#FFFFFF"/>
    </style:style>
    <style:style style:name="_54_0_160__37__32_-_32_Accent4_32_2" style:display-name="60 % - Accent4 2" style:family="table-cell" style:data-style-name="N0">
      <style:table-cell-properties fo:background-color="#800080"/>
      <style:text-properties fo:color="#FFFFFF"/>
    </style:style>
    <style:style style:name="_54_0_160__37__32_-_32_Accent5_32_2" style:display-name="60 % - Accent5 2" style:family="table-cell" style:data-style-name="N0">
      <style:table-cell-properties fo:background-color="#33CCCC"/>
      <style:text-properties fo:color="#FFFFFF"/>
    </style:style>
    <style:style style:name="_54_0_160__37__32_-_32_Accent6_32_2" style:display-name="60 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Avertissement_32_2" style:display-name="Avertissement 2" style:family="table-cell" style:data-style-name="N0">
      <style:text-properties fo:color="#FF0000"/>
    </style:style>
    <style:style style:name="Calcul_32_2" style:display-name="Calcul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ellule_32_li_233_e_32_2" style:display-name="Cellule liée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ommentaire_32_2" style:display-name="Commentaire 2" style:family="table-cell" style:data-style-name="N0">
      <style:table-cell-properties fo:border="thin solid #C0C0C0" fo:background-color="#FFFFCC"/>
    </style:style>
    <style:style style:name="Commentaire_32_2_32_2" style:display-name="Commentaire 2 2" style:family="table-cell" style:data-style-name="N0">
      <style:table-cell-properties fo:border="thin solid #C0C0C0" fo:background-color="#FFFFCC"/>
    </style:style>
    <style:style style:name="Commentaire_32_2_32_2_32_2" style:display-name="Commentaire 2 2 2" style:family="table-cell" style:data-style-name="N0">
      <style:table-cell-properties fo:border="thin solid #C0C0C0" fo:background-color="#FFFFCC"/>
    </style:style>
    <style:style style:name="Commentaire_32_2_32_2_32_3" style:display-name="Commentaire 2 2 3" style:family="table-cell" style:data-style-name="N0">
      <style:table-cell-properties fo:border="thin solid #C0C0C0" fo:background-color="#FFFFCC"/>
    </style:style>
    <style:style style:name="Commentaire_32_3" style:display-name="Commentaire 3" style:family="table-cell" style:data-style-name="N0">
      <style:table-cell-properties fo:border="thin solid #C0C0C0" fo:background-color="#FFFFCC"/>
    </style:style>
    <style:style style:name="Commentaire_32_3_32_2" style:display-name="Commentaire 3 2" style:family="table-cell" style:data-style-name="N0">
      <style:table-cell-properties fo:border="thin solid #C0C0C0" fo:background-color="#FFFFCC"/>
    </style:style>
    <style:style style:name="Entr_233_e_32_2" style:display-name="Entrée 2" style:family="table-cell" style:data-style-name="N0">
      <style:table-cell-properties fo:border="thin solid #808080" fo:background-color="#FFCC99"/>
      <style:text-properties fo:color="#333399"/>
    </style:style>
    <style:style style:name="Insatisfaisant_32_2" style:display-name="Insatisfaisant 2" style:family="table-cell" style:data-style-name="N0">
      <style:table-cell-properties fo:background-color="#FF99CC"/>
      <style:text-properties fo:color="#800080"/>
    </style:style>
    <style:style style:name="Milliers_32_2" style:display-name="Milliers 2" style:family="table-cell" style:data-style-name="N41"/>
    <style:style style:name="Milliers_32_2_32_2" style:display-name="Milliers 2 2" style:family="table-cell" style:data-style-name="N40"/>
    <style:style style:name="Milliers_32_2_32_2_32_2" style:display-name="Milliers 2 2 2" style:family="table-cell" style:data-style-name="N40"/>
    <style:style style:name="Milliers_32_2_32_3" style:display-name="Milliers 2 3" style:family="table-cell" style:data-style-name="N40"/>
    <style:style style:name="Milliers_32_2_32_3_32_2" style:display-name="Milliers 2 3 2" style:family="table-cell" style:data-style-name="N40"/>
    <style:style style:name="Milliers_32_2_32_4" style:display-name="Milliers 2 4" style:family="table-cell" style:data-style-name="N40"/>
    <style:style style:name="Milliers_32_2_32_4_32_2" style:display-name="Milliers 2 4 2" style:family="table-cell" style:data-style-name="N40"/>
    <style:style style:name="Milliers_32_2_32_5" style:display-name="Milliers 2 5" style:family="table-cell" style:data-style-name="N40"/>
    <style:style style:name="Milliers_32_2_32_5_32_2" style:display-name="Milliers 2 5 2" style:family="table-cell" style:data-style-name="N40"/>
    <style:style style:name="Milliers_32_2_32_6" style:display-name="Milliers 2 6" style:family="table-cell" style:data-style-name="N40"/>
    <style:style style:name="Milliers_32_2_32_6_32_2" style:display-name="Milliers 2 6 2" style:family="table-cell" style:data-style-name="N40"/>
    <style:style style:name="Milliers_32_2_32_7" style:display-name="Milliers 2 7" style:family="table-cell" style:data-style-name="N40"/>
    <style:style style:name="Milliers_32_2_32_7_32_2" style:display-name="Milliers 2 7 2" style:family="table-cell" style:data-style-name="N40"/>
    <style:style style:name="Milliers_32_2_32_8" style:display-name="Milliers 2 8" style:family="table-cell" style:data-style-name="N40"/>
    <style:style style:name="Milliers_32_2_32_9" style:display-name="Milliers 2 9" style:family="table-cell" style:data-style-name="N40"/>
    <style:style style:name="Milliers_32_4" style:display-name="Milliers 4" style:family="table-cell" style:data-style-name="N40"/>
    <style:style style:name="Milliers_32_4_32_10" style:display-name="Milliers 4 10" style:family="table-cell" style:data-style-name="N40"/>
    <style:style style:name="Milliers_32_4_32_2" style:display-name="Milliers 4 2" style:family="table-cell" style:data-style-name="N40"/>
    <style:style style:name="Milliers_32_4_32_2_32_2" style:display-name="Milliers 4 2 2" style:family="table-cell" style:data-style-name="N40"/>
    <style:style style:name="Milliers_32_4_32_2_32_2_32_2" style:display-name="Milliers 4 2 2 2" style:family="table-cell" style:data-style-name="N40"/>
    <style:style style:name="Milliers_32_4_32_2_32_3" style:display-name="Milliers 4 2 3" style:family="table-cell" style:data-style-name="N40"/>
    <style:style style:name="Milliers_32_4_32_2_32_3_32_2" style:display-name="Milliers 4 2 3 2" style:family="table-cell" style:data-style-name="N40"/>
    <style:style style:name="Milliers_32_4_32_2_32_4" style:display-name="Milliers 4 2 4" style:family="table-cell" style:data-style-name="N40"/>
    <style:style style:name="Milliers_32_4_32_2_32_4_32_2" style:display-name="Milliers 4 2 4 2" style:family="table-cell" style:data-style-name="N40"/>
    <style:style style:name="Milliers_32_4_32_2_32_5" style:display-name="Milliers 4 2 5" style:family="table-cell" style:data-style-name="N40"/>
    <style:style style:name="Milliers_32_4_32_2_32_5_32_2" style:display-name="Milliers 4 2 5 2" style:family="table-cell" style:data-style-name="N40"/>
    <style:style style:name="Milliers_32_4_32_2_32_6" style:display-name="Milliers 4 2 6" style:family="table-cell" style:data-style-name="N40"/>
    <style:style style:name="Milliers_32_4_32_2_32_6_32_2" style:display-name="Milliers 4 2 6 2" style:family="table-cell" style:data-style-name="N40"/>
    <style:style style:name="Milliers_32_4_32_2_32_7" style:display-name="Milliers 4 2 7" style:family="table-cell" style:data-style-name="N40"/>
    <style:style style:name="Milliers_32_4_32_2_32_7_32_2" style:display-name="Milliers 4 2 7 2" style:family="table-cell" style:data-style-name="N40"/>
    <style:style style:name="Milliers_32_4_32_2_32_8" style:display-name="Milliers 4 2 8" style:family="table-cell" style:data-style-name="N40"/>
    <style:style style:name="Milliers_32_4_32_3" style:display-name="Milliers 4 3" style:family="table-cell" style:data-style-name="N40"/>
    <style:style style:name="Milliers_32_4_32_3_32_2" style:display-name="Milliers 4 3 2" style:family="table-cell" style:data-style-name="N40"/>
    <style:style style:name="Milliers_32_4_32_3_32_2_32_2" style:display-name="Milliers 4 3 2 2" style:family="table-cell" style:data-style-name="N40"/>
    <style:style style:name="Milliers_32_4_32_3_32_3" style:display-name="Milliers 4 3 3" style:family="table-cell" style:data-style-name="N40"/>
    <style:style style:name="Milliers_32_4_32_3_32_3_32_2" style:display-name="Milliers 4 3 3 2" style:family="table-cell" style:data-style-name="N40"/>
    <style:style style:name="Milliers_32_4_32_3_32_4" style:display-name="Milliers 4 3 4" style:family="table-cell" style:data-style-name="N40"/>
    <style:style style:name="Milliers_32_4_32_3_32_4_32_2" style:display-name="Milliers 4 3 4 2" style:family="table-cell" style:data-style-name="N40"/>
    <style:style style:name="Milliers_32_4_32_3_32_5" style:display-name="Milliers 4 3 5" style:family="table-cell" style:data-style-name="N40"/>
    <style:style style:name="Milliers_32_4_32_3_32_5_32_2" style:display-name="Milliers 4 3 5 2" style:family="table-cell" style:data-style-name="N40"/>
    <style:style style:name="Milliers_32_4_32_3_32_6" style:display-name="Milliers 4 3 6" style:family="table-cell" style:data-style-name="N40"/>
    <style:style style:name="Milliers_32_4_32_3_32_6_32_2" style:display-name="Milliers 4 3 6 2" style:family="table-cell" style:data-style-name="N40"/>
    <style:style style:name="Milliers_32_4_32_3_32_7" style:display-name="Milliers 4 3 7" style:family="table-cell" style:data-style-name="N40"/>
    <style:style style:name="Milliers_32_4_32_3_32_7_32_2" style:display-name="Milliers 4 3 7 2" style:family="table-cell" style:data-style-name="N40"/>
    <style:style style:name="Milliers_32_4_32_3_32_8" style:display-name="Milliers 4 3 8" style:family="table-cell" style:data-style-name="N40"/>
    <style:style style:name="Milliers_32_4_32_4" style:display-name="Milliers 4 4" style:family="table-cell" style:data-style-name="N40"/>
    <style:style style:name="Milliers_32_4_32_4_32_2" style:display-name="Milliers 4 4 2" style:family="table-cell" style:data-style-name="N40"/>
    <style:style style:name="Milliers_32_4_32_5" style:display-name="Milliers 4 5" style:family="table-cell" style:data-style-name="N40"/>
    <style:style style:name="Milliers_32_4_32_5_32_2" style:display-name="Milliers 4 5 2" style:family="table-cell" style:data-style-name="N40"/>
    <style:style style:name="Milliers_32_4_32_6" style:display-name="Milliers 4 6" style:family="table-cell" style:data-style-name="N40"/>
    <style:style style:name="Milliers_32_4_32_6_32_2" style:display-name="Milliers 4 6 2" style:family="table-cell" style:data-style-name="N40"/>
    <style:style style:name="Milliers_32_4_32_7" style:display-name="Milliers 4 7" style:family="table-cell" style:data-style-name="N40"/>
    <style:style style:name="Milliers_32_4_32_7_32_2" style:display-name="Milliers 4 7 2" style:family="table-cell" style:data-style-name="N40"/>
    <style:style style:name="Milliers_32_4_32_8" style:display-name="Milliers 4 8" style:family="table-cell" style:data-style-name="N40"/>
    <style:style style:name="Milliers_32_4_32_8_32_2" style:display-name="Milliers 4 8 2" style:family="table-cell" style:data-style-name="N40"/>
    <style:style style:name="Milliers_32_4_32_9" style:display-name="Milliers 4 9" style:family="table-cell" style:data-style-name="N40"/>
    <style:style style:name="Milliers_32_4_32_9_32_2" style:display-name="Milliers 4 9 2" style:family="table-cell" style:data-style-name="N40"/>
    <style:style style:name="Neutre_32_2" style:display-name="Neutre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2_32_2_32_2" style:display-name="Normal 2 2 2 2" style:family="table-cell" style:data-style-name="N0">
      <style:table-cell-properties style:vertical-align="automatic" fo:background-color="transparent"/>
    </style:style>
    <style:style style:name="Normal_32_2_32_2_32_2_32_3" style:display-name="Normal 2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urcentage_32_2" style:display-name="Pourcentage 2" style:family="table-cell" style:data-style-name="N13"/>
    <style:style style:name="Pourcentage_32_4" style:display-name="Pourcentage 4" style:family="table-cell" style:data-style-name="N13"/>
    <style:style style:name="Pourcentage_32_4_32_2" style:display-name="Pourcentage 4 2" style:family="table-cell" style:data-style-name="N13"/>
    <style:style style:name="Pourcentage_32_4_32_3" style:display-name="Pourcentage 4 3" style:family="table-cell" style:data-style-name="N13"/>
    <style:style style:name="Satisfaisant_32_2" style:display-name="Satisfaisant 2" style:family="table-cell" style:data-style-name="N0">
      <style:table-cell-properties fo:background-color="#CCFFCC"/>
      <style:text-properties fo:color="#008000"/>
    </style:style>
    <style:style style:name="Sortie_32_2" style:display-name="Sortie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Texte_32_explicatif_32_2" style:display-name="Texte explicatif 2" style:family="table-cell" style:data-style-name="N0">
      <style:text-properties fo:color="#808080" fo:font-style="italic" style:font-style-asian="italic" style:font-style-complex="italic"/>
    </style:style>
    <style:style style:name="Titre_32_2" style:display-name="Titr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re_160_1_32_2" style:display-name="Titre 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re_160_2_32_2" style:display-name="Titre 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re_160_3_32_2" style:display-name="Titre 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re_160_4_32_2" style:display-name="Titre 4 2" style:family="table-cell" style:data-style-name="N0">
      <style:text-properties fo:color="#003366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V_233_rification_32_2" style:display-name="Vérification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1:26:07Z</meta:creation-date>
    <dc:date>2026-01-18T11:40:27Z</dc:date>
  </office:meta>
</office:document-meta>
</file>